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00000000C0000000C83D8E953C927B8FA.gif" manifest:media-type="image/gif"/>
  <manifest:file-entry manifest:full-path="Pictures/100002000000000C0000000C43171BA337FE7141.gif" manifest:media-type="image/gif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size="12pt" officeooo:rsid="000975e4" officeooo:paragraph-rsid="000975e4"/>
    </style:style>
    <style:style style:name="P2" style:family="paragraph" style:parent-style-name="Heading_20_3">
      <style:text-properties officeooo:paragraph-rsid="000afc2c"/>
    </style:style>
    <style:style style:name="P3" style:family="paragraph" style:parent-style-name="Text_20_body">
      <style:text-properties fo:font-size="12pt" officeooo:rsid="000975e4" officeooo:paragraph-rsid="000d55d0"/>
    </style:style>
    <style:style style:name="P4" style:family="paragraph" style:parent-style-name="Text_20_body">
      <style:text-properties fo:font-size="12pt" officeooo:rsid="000c0a73" officeooo:paragraph-rsid="000d55d0"/>
    </style:style>
    <style:style style:name="P5" style:family="paragraph" style:parent-style-name="Text_20_body">
      <style:text-properties fo:font-size="12pt" fo:font-weight="bold" officeooo:rsid="000975e4" officeooo:paragraph-rsid="000d55d0" style:font-weight-asian="bold" style:font-weight-complex="bold"/>
    </style:style>
    <style:style style:name="P6" style:family="paragraph" style:parent-style-name="Text_20_body">
      <style:text-properties fo:font-size="12pt" fo:font-weight="bold" officeooo:paragraph-rsid="000c0a73" style:font-weight-asian="bold" style:font-weight-complex="bold"/>
    </style:style>
    <style:style style:name="P7" style:family="paragraph" style:parent-style-name="Text_20_body">
      <style:text-properties officeooo:paragraph-rsid="000975e4"/>
    </style:style>
    <style:style style:name="P8" style:family="paragraph" style:parent-style-name="Text_20_body">
      <style:text-properties officeooo:paragraph-rsid="000c0a73"/>
    </style:style>
    <style:style style:name="P9" style:family="paragraph" style:parent-style-name="Text_20_body">
      <style:text-properties officeooo:paragraph-rsid="000e2e0d"/>
    </style:style>
    <style:style style:name="P10" style:family="paragraph" style:parent-style-name="Text_20_body">
      <style:paragraph-properties fo:margin-top="0cm" fo:margin-bottom="0cm" loext:contextual-spacing="false"/>
    </style:style>
    <style:style style:name="P11" style:family="paragraph" style:parent-style-name="Standard">
      <style:text-properties fo:font-weight="bold" officeooo:rsid="0010090f" officeooo:paragraph-rsid="0010090f" style:font-weight-asian="bold" style:font-weight-complex="bold"/>
    </style:style>
    <style:style style:name="P12" style:family="paragraph" style:parent-style-name="Text_20_body" style:list-style-name="L1"/>
    <style:style style:name="P13" style:family="paragraph" style:parent-style-name="Text_20_body" style:list-style-name="L2">
      <style:paragraph-properties fo:text-align="justify" style:justify-single-word="false"/>
      <style:text-properties fo:font-weight="normal" officeooo:rsid="0015c4a0" officeooo:paragraph-rsid="0010090f" style:font-weight-asian="normal" style:font-weight-complex="normal"/>
    </style:style>
    <style:style style:name="P14" style:family="paragraph" style:parent-style-name="Text_20_body" style:list-style-name="L2">
      <style:paragraph-properties fo:text-align="justify" style:justify-single-word="false"/>
      <style:text-properties fo:font-weight="normal" officeooo:rsid="0010090f" officeooo:paragraph-rsid="0010090f" style:font-weight-asian="normal" style:font-weight-complex="normal"/>
    </style:style>
    <style:style style:name="P15" style:family="paragraph" style:parent-style-name="Text_20_body" style:list-style-name="L1">
      <style:paragraph-properties fo:margin-top="0cm" fo:margin-bottom="0cm" loext:contextual-spacing="false"/>
    </style:style>
    <style:style style:name="P16" style:family="paragraph" style:parent-style-name="Text_20_body" style:list-style-name="L2">
      <loext:graphic-properties draw:fill="none"/>
      <style:paragraph-properties fo:margin-left="0.4cm" fo:margin-right="0cm" fo:margin-top="0cm" fo:margin-bottom="0cm" loext:contextual-spacing="false" fo:line-height="115%" fo:text-align="justify" style:justify-single-word="false" fo:text-indent="1.799cm" style:auto-text-indent="false" fo:background-color="transparent">
        <style:tab-stops>
          <style:tab-stop style:position="1.083cm"/>
        </style:tab-stops>
      </style:paragraph-properties>
      <style:text-properties fo:font-weight="normal" officeooo:rsid="0015c4a0" officeooo:paragraph-rsid="0010090f" style:font-weight-asian="normal" style:font-weight-complex="normal"/>
    </style:style>
    <style:style style:name="P17" style:family="paragraph" style:parent-style-name="Text_20_body" style:list-style-name="L2">
      <loext:graphic-properties draw:fill="none"/>
      <style:paragraph-properties fo:margin-left="0.4cm" fo:margin-right="0cm" fo:margin-top="0cm" fo:margin-bottom="0cm" loext:contextual-spacing="false" fo:line-height="115%" fo:text-align="justify" style:justify-single-word="false" fo:text-indent="1.799cm" style:auto-text-indent="false" fo:background-color="transparent">
        <style:tab-stops>
          <style:tab-stop style:position="1.083cm"/>
        </style:tab-stops>
      </style:paragraph-properties>
      <style:text-properties fo:font-weight="normal" officeooo:rsid="002302bb" officeooo:paragraph-rsid="0010090f" style:font-weight-asian="normal" style:font-weight-complex="normal"/>
    </style:style>
    <style:style style:name="P18" style:family="paragraph" style:parent-style-name="Text_20_body" style:list-style-name="L2">
      <loext:graphic-properties draw:fill="none"/>
      <style:paragraph-properties fo:margin-left="0.4cm" fo:margin-right="0cm" fo:margin-top="0cm" fo:margin-bottom="0cm" loext:contextual-spacing="false" fo:line-height="115%" fo:text-align="justify" style:justify-single-word="false" fo:text-indent="1.799cm" style:auto-text-indent="false" fo:background-color="transparent">
        <style:tab-stops>
          <style:tab-stop style:position="1.083cm"/>
        </style:tab-stops>
      </style:paragraph-properties>
      <style:text-properties fo:font-weight="normal" officeooo:rsid="0010090f" officeooo:paragraph-rsid="0010090f" style:font-weight-asian="normal" style:font-weight-complex="normal"/>
    </style:style>
    <style:style style:name="P19" style:family="paragraph" style:parent-style-name="Text_20_body" style:list-style-name="L2">
      <loext:graphic-properties draw:fill="none"/>
      <style:paragraph-properties fo:margin-left="0.4cm" fo:margin-right="0cm" fo:margin-top="0cm" fo:margin-bottom="0cm" loext:contextual-spacing="false" fo:line-height="115%" fo:text-align="justify" style:justify-single-word="false" fo:text-indent="1.799cm" style:auto-text-indent="false" fo:background-color="transparent">
        <style:tab-stops>
          <style:tab-stop style:position="1.083cm"/>
        </style:tab-stops>
      </style:paragraph-properties>
      <style:text-properties fo:font-weight="normal" officeooo:rsid="001121ff" officeooo:paragraph-rsid="001121ff" style:font-weight-asian="normal" style:font-weight-complex="normal"/>
    </style:style>
    <style:style style:name="P20" style:family="paragraph" style:parent-style-name="Text_20_body" style:list-style-name="L2">
      <loext:graphic-properties draw:fill="none"/>
      <style:paragraph-properties fo:margin-left="0.4cm" fo:margin-right="0cm" fo:margin-top="0cm" fo:margin-bottom="0cm" loext:contextual-spacing="false" fo:line-height="115%" fo:text-align="justify" style:justify-single-word="false" fo:text-indent="1.799cm" style:auto-text-indent="false" fo:background-color="transparent">
        <style:tab-stops>
          <style:tab-stop style:position="1.083cm"/>
        </style:tab-stops>
      </style:paragraph-properties>
      <style:text-properties fo:font-weight="normal" officeooo:rsid="001258b5" officeooo:paragraph-rsid="001258b5" style:font-weight-asian="normal" style:font-weight-complex="normal"/>
    </style:style>
    <style:style style:name="P21" style:family="paragraph" style:parent-style-name="Text_20_body" style:list-style-name="L2">
      <loext:graphic-properties draw:fill="none"/>
      <style:paragraph-properties fo:margin-left="0.4cm" fo:margin-right="0cm" fo:margin-top="0cm" fo:margin-bottom="0cm" loext:contextual-spacing="false" fo:line-height="115%" fo:text-align="justify" style:justify-single-word="false" fo:text-indent="1.799cm" style:auto-text-indent="false" fo:background-color="transparent">
        <style:tab-stops>
          <style:tab-stop style:position="1.083cm"/>
        </style:tab-stops>
      </style:paragraph-properties>
      <style:text-properties fo:font-weight="normal" officeooo:rsid="0012abe7" officeooo:paragraph-rsid="0012abe7" style:font-weight-asian="normal" style:font-weight-complex="normal"/>
    </style:style>
    <style:style style:name="P22" style:family="paragraph" style:parent-style-name="Text_20_body" style:list-style-name="L2">
      <loext:graphic-properties draw:fill="none"/>
      <style:paragraph-properties fo:margin-left="0.4cm" fo:margin-right="0cm" fo:margin-top="0cm" fo:margin-bottom="0cm" loext:contextual-spacing="false" fo:line-height="115%" fo:text-indent="1.799cm" style:auto-text-indent="false" fo:background-color="transparent">
        <style:tab-stops>
          <style:tab-stop style:position="1.083cm"/>
        </style:tab-stops>
      </style:paragraph-properties>
      <style:text-properties officeooo:paragraph-rsid="0010090f"/>
    </style:style>
    <style:style style:name="P23" style:family="paragraph" style:parent-style-name="Text_20_body" style:list-style-name="L2">
      <loext:graphic-properties draw:fill="none"/>
      <style:paragraph-properties fo:margin-left="0.4cm" fo:margin-right="0cm" fo:margin-top="0cm" fo:margin-bottom="0cm" loext:contextual-spacing="false" fo:line-height="115%" fo:text-indent="1.799cm" style:auto-text-indent="false" fo:background-color="transparent">
        <style:tab-stops>
          <style:tab-stop style:position="1.083cm"/>
        </style:tab-stops>
      </style:paragraph-properties>
      <style:text-properties officeooo:paragraph-rsid="001121ff"/>
    </style:style>
    <style:style style:name="P24" style:family="paragraph" style:parent-style-name="Text_20_body" style:list-style-name="L2">
      <loext:graphic-properties draw:fill="none"/>
      <style:paragraph-properties fo:margin-left="0.4cm" fo:margin-right="0cm" fo:margin-top="0cm" fo:margin-bottom="0cm" loext:contextual-spacing="false" fo:line-height="115%" fo:text-indent="1.799cm" style:auto-text-indent="false" fo:background-color="transparent">
        <style:tab-stops>
          <style:tab-stop style:position="1.083cm"/>
        </style:tab-stops>
      </style:paragraph-properties>
      <style:text-properties officeooo:rsid="0010090f" officeooo:paragraph-rsid="0010090f"/>
    </style:style>
    <style:style style:name="P25" style:family="paragraph" style:parent-style-name="Text_20_body" style:list-style-name="L2">
      <loext:graphic-properties draw:fill="none"/>
      <style:paragraph-properties fo:margin-left="0.4cm" fo:margin-right="0cm" fo:margin-top="0cm" fo:margin-bottom="0cm" loext:contextual-spacing="false" fo:line-height="115%" fo:text-indent="1.799cm" style:auto-text-indent="false" fo:background-color="transparent">
        <style:tab-stops>
          <style:tab-stop style:position="1.083cm"/>
        </style:tab-stops>
      </style:paragraph-properties>
      <style:text-properties officeooo:rsid="0012b7e9" officeooo:paragraph-rsid="001121ff"/>
    </style:style>
    <style:style style:name="P26" style:family="paragraph" style:parent-style-name="Text_20_body" style:list-style-name="L2">
      <loext:graphic-properties draw:fill="none"/>
      <style:paragraph-properties fo:margin-left="0.4cm" fo:margin-right="0cm" fo:line-height="115%" fo:text-indent="1.799cm" style:auto-text-indent="false" fo:background-color="transparent">
        <style:tab-stops>
          <style:tab-stop style:position="1.083cm"/>
        </style:tab-stops>
      </style:paragraph-properties>
      <style:text-properties officeooo:rsid="0012b7e9" officeooo:paragraph-rsid="001121ff"/>
    </style:style>
    <style:style style:name="T1" style:family="text">
      <style:text-properties fo:font-size="12pt" officeooo:rsid="000975e4"/>
    </style:style>
    <style:style style:name="T2" style:family="text">
      <style:text-properties fo:font-size="12pt" officeooo:rsid="00099017"/>
    </style:style>
    <style:style style:name="T3" style:family="text">
      <style:text-properties fo:font-size="12pt" officeooo:rsid="000afc2c"/>
    </style:style>
    <style:style style:name="T4" style:family="text">
      <style:text-properties fo:font-size="12pt" fo:font-weight="bold" officeooo:rsid="0023ec63" style:font-weight-asian="bold" style:font-weight-complex="bold"/>
    </style:style>
    <style:style style:name="T5" style:family="text">
      <style:text-properties fo:font-size="12pt" fo:font-weight="bold" officeooo:rsid="000f0112" style:font-weight-asian="bold" style:font-weight-complex="bold"/>
    </style:style>
    <style:style style:name="T6" style:family="text">
      <style:text-properties fo:font-size="12pt" fo:font-weight="bold" officeooo:rsid="00289261" style:font-weight-asian="bold" style:font-weight-complex="bold"/>
    </style:style>
    <style:style style:name="T7" style:family="text">
      <style:text-properties fo:font-size="12pt" officeooo:rsid="000e2e0d"/>
    </style:style>
    <style:style style:name="T8" style:family="text">
      <style:text-properties officeooo:rsid="00099017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bf43a"/>
    </style:style>
    <style:style style:name="T12" style:family="text">
      <style:text-properties fo:font-weight="bold" officeooo:rsid="000e2e0d"/>
    </style:style>
    <style:style style:name="T13" style:family="text">
      <style:text-properties style:font-name="Liberation Serif" fo:font-size="12pt" fo:font-weight="bold" officeooo:rsid="000bf43a" style:font-name-asian="Noto Serif CJK SC" style:font-size-asian="14pt" style:font-weight-asian="bold" style:font-name-complex="Lohit Devanagari" style:font-size-complex="14pt" style:font-weight-complex="bold"/>
    </style:style>
    <style:style style:name="T14" style:family="text">
      <style:text-properties officeooo:rsid="000c0a73"/>
    </style:style>
    <style:style style:name="T15" style:family="text">
      <style:text-properties officeooo:rsid="000c2252"/>
    </style:style>
    <style:style style:name="T16" style:family="text">
      <style:text-properties officeooo:rsid="000e2e0d"/>
    </style:style>
    <style:style style:name="T17" style:family="text">
      <style:text-properties officeooo:rsid="0010090f"/>
    </style:style>
    <style:style style:name="T18" style:family="text">
      <style:text-properties fo:font-weight="normal" officeooo:rsid="0015c4a0" style:font-weight-asian="normal" style:font-weight-complex="normal"/>
    </style:style>
    <text:list-style style:name="L1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image text:level="1" xlink:href="Pictures/100002000000000C0000000C83D8E953C927B8FA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C0000000C83D8E953C927B8FA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C0000000C83D8E953C927B8FA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C0000000C83D8E953C927B8FA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C0000000C83D8E953C927B8FA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C0000000C83D8E953C927B8FA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C0000000C83D8E953C927B8FA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C0000000C83D8E953C927B8FA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C0000000C83D8E953C927B8FA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C0000000C83D8E953C927B8FA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6.985cm" fo:text-indent="-0.635cm" fo:margin-left="6.985cm"/>
        </style:list-level-properties>
      </text:list-level-style-image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Important Dates:</text:h>
      <text:p text:style-name="P7"><text:span text:style-name="T1"><text:tab/>Paper Submission </text:span><text:span text:style-name="T2">deadline</text:span><text:span text:style-name="T1">: </text:span><text:span text:style-name="T2">january </text:span><text:span text:style-name="T7">20</text:span><text:span text:style-name="T2"> 2022</text:span></text:p>
      <text:p text:style-name="P7"><text:span text:style-name="Strong_20_Emphasis"><text:span text:style-name="T1"><text:s/><text:tab/></text:span></text:span>Paper Acceptance <text:s/>: <text:span text:style-name="T8">february 6</text:span> </text:p>
      <text:p text:style-name="P10"><text:tab/>Deadline for Registration &amp; Camera Ready : <text:span text:style-name="T8">february15</text:span></text:p>
      <text:p text:style-name="Text_20_body"><text:tab/>Conference Dates : <text:span text:style-name="Strong_20_Emphasis"><text:span text:style-name="T8">February 2</text:span></text:span><text:span text:style-name="Strong_20_Emphasis"><text:span text:style-name="T16">2</text:span></text:span><text:span text:style-name="Strong_20_Emphasis"><text:span text:style-name="T8">,2</text:span></text:span><text:span text:style-name="Strong_20_Emphasis"><text:span text:style-name="T16">3</text:span></text:span></text:p>
      <text:p text:style-name="Text_20_body"><text:span text:style-name="Strong_20_Emphasis"/></text:p>
      <text:p text:style-name="P4"><text:span text:style-name="T10">Publication</text:span>:</text:p>
      <text:p text:style-name="P3"><text:span text:style-name="T14">Honorable authors are cordially invited to contribute their research papers. All papers submitted to the conference will be subjected to the rigorous peer-review process. All accepted papers will be pubished into Open source, </text:span><text:span text:style-name="T15">peer-reviewed journal, </text:span><text:span text:style-name="T10">Research Cell: <text:s/>An International Journal of Engineering Sciences (ISSN: 2229-6913)(Print) ,(ISSN: 2320-0332)(Online).</text:span></text:p>
      <text:p text:style-name="P5"/>
      <text:h text:style-name="P2" text:outline-level="3"><text:span text:style-name="T13">Paper Submission</text:span><text:span text:style-name="T3">:</text:span></text:h>
      <text:p text:style-name="P9"><text:span text:style-name="T3">The Committee of the International Conference on </text:span><text:span text:style-name="T4">FOSS Aprroaches towards Computational Intelligence and Language Technology</text:span><text:span text:style-name="T5">(</text:span><text:span text:style-name="T4">FOSS-CILT</text:span><text:span text:style-name="T5">2</text:span><text:span text:style-name="T6">3</text:span><text:span text:style-name="T5">) </text:span><text:span text:style-name="T3">would like to invite members of the community to submit papers . </text:span><text:span text:style-name="T4">FOSS-CILT</text:span><text:span text:style-name="T5">2</text:span><text:span text:style-name="T6">3</text:span><text:span text:style-name="T3"> seeks to promote and stimulate discussion on the latest innovations and developments in all fields of NLP, Language Technology and E-Governance.</text:span></text:p>
      <text:p text:style-name="P9">All papers must be original and not simultaneously submitted to another journal or conference. All papers submitted to <text:span text:style-name="T4">FOSS-CILT</text:span><text:span text:style-name="T5">2</text:span><text:span text:style-name="T6">3</text:span> will be checked for plagiarism including self-plagiarism. If a paper is found to fall in the category of plagiarism, the paper will be automatically rejected. The following paper categories are welcome: </text:p>
      <text:list xml:id="list2910759173" text:style-name="L1">
        <text:list-item>
          <text:list>
            <text:list-item>
              <text:p text:style-name="P15">The Paper Should be written in English. </text:p>
            </text:list-item>
            <text:list-item>
              <text:p text:style-name="P15">View the theme and scope topics. </text:p>
            </text:list-item>
            <text:list-item>
              <text:p text:style-name="P15">The length of a submitted paper <text:span text:style-name="T16">should be between</text:span><text:span text:style-name="T9"> </text:span><text:span text:style-name="T11">6-</text:span><text:span text:style-name="T12">8</text:span><text:span text:style-name="T9"> pages.</text:span></text:p>
            </text:list-item>
            <text:list-item>
              <text:p text:style-name="P15">The paper must conform to the standard of Templates for Conference Proceedings. <text:a xlink:type="simple" xlink:href="http://www.icsee.org/splnproc1703.docm" office:target-frame-name="_blank" xlink:show="new" text:style-name="Internet_20_link" text:visited-style-name="Visited_20_Internet_20_Link">Download Template Here</text:a> </text:p>
            </text:list-item>
            <text:list-item>
              <text:p text:style-name="P15">Non-presented papers will be pulled from submission. </text:p>
            </text:list-item>
            <text:list-item>
              <text:p text:style-name="P15">All review processes are single-blind peer-reviews. </text:p>
            </text:list-item>
            <text:list-item>
              <text:p text:style-name="P12">The full paper must be submitted in PDF format through Online Submission System via the link: <text:a xlink:type="simple" xlink:href="http://confsys.iconf.org/submission/icsee2023" text:style-name="Internet_20_link" text:visited-style-name="Visited_20_Internet_20_Link">(Click)</text:a>. </text:p>
            </text:list-item>
          </text:list>
        </text:list-item>
      </text:list>
      <text:p text:style-name="P8"/>
      <text:p text:style-name="P6"/>
      <text:p text:style-name="P11">Tracks:</text:p>
      <text:p text:style-name="P11"/>
      <text:list xml:id="list661279850" text:style-name="L2">
        <text:list-item>
          <text:p text:style-name="P14">Language Technology</text:p>
        </text:list-item>
        <text:list-item>
          <text:p text:style-name="P24">Machine Translation</text:p>
        </text:list-item>
        <text:list-item>
          <text:p text:style-name="P22">Semantic Processing </text:p>
        </text:list-item>
        <text:list-item>
          <text:p text:style-name="P22">Lexical Semantics </text:p>
        </text:list-item>
        <text:list-item>
          <text:p text:style-name="P22">Ontology </text:p>
        </text:list-item>
        <text:list-item>
          <text:p text:style-name="P22"><text:soft-page-break/>Linguistic Resources </text:p>
        </text:list-item>
        <text:list-item>
          <text:p text:style-name="P22">Statistical and Knowledge based methods </text:p>
        </text:list-item>
        <text:list-item>
          <text:p text:style-name="P22">POS tagging </text:p>
        </text:list-item>
        <text:list-item>
          <text:p text:style-name="P26">Discourse,Phonology, Morphology </text:p>
        </text:list-item>
        <text:list-item>
          <text:p text:style-name="P26"><text:span text:style-name="T18">Paraphrasing/Entailment/Generation </text:span></text:p>
        </text:list-item>
        <text:list-item>
          <text:p text:style-name="P23">Chunking/Shallow Parsing </text:p>
        </text:list-item>
        <text:list-item>
          <text:p text:style-name="P25"><text:span text:style-name="T18">Parsing/Grammatical Formalisms </text:span></text:p>
        </text:list-item>
        <text:list-item>
          <text:p text:style-name="P13">Text Analysis</text:p>
        </text:list-item>
        <text:list-item>
          <text:p text:style-name="P22">Question Answering </text:p>
        </text:list-item>
        <text:list-item>
          <text:p text:style-name="P16">Dialog Systems </text:p>
        </text:list-item>
        <text:list-item>
          <text:p text:style-name="P19">Text summarization</text:p>
        </text:list-item>
        <text:list-item>
          <text:p text:style-name="P19">Natural Language Generation</text:p>
        </text:list-item>
        <text:list-item>
          <text:p text:style-name="P19">NLP-based Recommendation systems</text:p>
        </text:list-item>
        <text:list-item>
          <text:p text:style-name="P19">Sentimental Analysis</text:p>
        </text:list-item>
        <text:list-item>
          <text:p text:style-name="P19">Social Media Analytics</text:p>
        </text:list-item>
        <text:list-item>
          <text:p text:style-name="P20">Text mining</text:p>
        </text:list-item>
        <text:list-item>
          <text:p text:style-name="P13">Infomration Retrieval and Image Processing</text:p>
        </text:list-item>
        <text:list-item>
          <text:p text:style-name="P17">Hand-written Recognition</text:p>
        </text:list-item>
        <text:list-item>
          <text:p text:style-name="P18">Computer vision</text:p>
        </text:list-item>
        <text:list-item>
          <text:p text:style-name="P18">Medical Image Processing</text:p>
        </text:list-item>
        <text:list-item>
          <text:p text:style-name="P20">Image Segmentation and Classification</text:p>
        </text:list-item>
        <text:list-item>
          <text:p text:style-name="P20">Object Detection</text:p>
        </text:list-item>
        <text:list-item>
          <text:p text:style-name="P21">Hand Gesture Recognition</text:p>
        </text:list-item>
        <text:list-item>
          <text:p text:style-name="P13">Speech Analysis</text:p>
        </text:list-item>
        <text:list-item>
          <text:p text:style-name="P22">Spoken Language Processing </text:p>
        </text:list-item>
        <text:list-item>
          <text:p text:style-name="P16">Speech Recognition and Synthesis</text:p>
        </text:list-item>
        <text:list-item>
          <text:p text:style-name="P20">Speech Enhancement</text:p>
        </text:list-item>
        <text:list-item>
          <text:p text:style-name="P20">Spoken Document Retrieval</text:p>
        </text:list-item>
        <text:list-item>
          <text:p text:style-name="P13">E-Governance <text:span text:style-name="T17">and Localization</text:span></text:p>
          <text:p text:style-name="P1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_20__28_user_29_" style:display-name="Bullet Symbols (user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image text:level="1" xlink:href="Pictures/100002000000000C0000000C43171BA337FE7141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0.4cm" fo:text-indent="-0.4cm" fo:margin-left="0.4cm"/>
        </style:list-level-properties>
      </text:list-level-style-image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2T11:41:18.514058045</meta:creation-date>
    <dc:date>2022-12-13T11:57:41.954518575</dc:date>
    <meta:editing-duration>PT1H28M43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2" meta:paragraph-count="53" meta:word-count="371" meta:character-count="2546" meta:non-whitespace-character-count="2241"/>
  </office:meta>
</office:document-meta>
</file>